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Dependency Analysis for Kactus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roject Organization (Tommi)</text:p>
              </text:list-item>
              <text:list-item>
                <text:p>Project Background &amp; Objectives (Tommi)</text:p>
              </text:list-item>
              <text:list-item>
                <text:p>What was done? (Mikko)</text:p>
              </text:list-item>
              <text:list-item>
                <text:p>Problems met and solutions (Joni-Matti)</text:p>
              </text:list-item>
              <text:list-item>
                <text:p>Time Usage (Joni-Matti)</text:p>
              </text:list-item>
              <text:list-item>
                <text:p>What did we learn? (Mikko)</text:p>
              </text:list-item>
              <text:list-item>
                <text:p>Conclusion (Joni-Matt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as done</text:p>
          </draw:text-box>
        </draw:frame>
        <draw:frame presentation:style-name="pr4" draw:text-style-name="P2" draw:layer="layout" svg:width="25.199cm" svg:height="12.187cm" svg:x="1.4cm" svg:y="4.914cm" presentation:class="outline" presentation:user-transformed="true">
          <draw:text-box>
            <text:list text:style-name="L2">
              <text:list-item>
                <text:p><text:span text:style-name="T1">Source code files are parsed and their dependencies figured out.</text:span></text:p>
                <text:list>
                  <text:list-item>
                    <text:p><text:span text:style-name="T2">Support for C/C++ and VHDL.</text:span></text:p>
                  </text:list-item>
                </text:list>
              </text:list-item>
              <text:list-item>
                <text:p><text:span text:style-name="T1">Also able to create manual dependencies.</text:span></text:p>
              </text:list-item>
              <text:list-item>
                <text:p><text:span text:style-name="T1">Changes in files observed, and when changes happen this is shown in the graph.</text:span></text:p>
              </text:list-item>
              <text:list-item>
                <text:p><text:span text:style-name="T1">All this represented with a clean, simple UI.</text:span></text:p>
                <text:list>
                  <text:list-item>
                    <text:p><text:span text:style-name="T2">Fully integrated to Kactus2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 learned</text:p>
          </draw:text-box>
        </draw:frame>
        <draw:frame presentation:style-name="pr4" draw:layer="layout" svg:width="25.199cm" svg:height="12.979cm" svg:x="1.4cm" svg:y="4.914cm" presentation:class="outline" presentation:user-transformed="true">
          <draw:text-box>
            <text:list text:style-name="L2">
              <text:list-item>
                <text:p>As usual, scheduling is difficult.</text:p>
                <text:list>
                  <text:list-item>
                    <text:p>Especially when using libraries you don't know inside out.</text:p>
                  </text:list-item>
                </text:list>
              </text:list-item>
              <text:list-item>
                <text:p>If someone's done it before, don't do it again.</text:p>
                <text:list>
                  <text:list-item>
                    <text:p>And someone usually has.</text:p>
                  </text:list-item>
                  <text:list-item>
                    <text:p>30 minutes of research can save hours of work.</text:p>
                  </text:list-item>
                  <text:list-item>
                    <text:p>Reimplementing an algorithm in a different language is much simpler than figuring it out.</text:p>
                  </text:list-item>
                </text:list>
              </text:list-item>
              <text:list-item>
                <text:p>Not all projects are full of problem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eading_20_2" style:display-name="Heading 2" style:family="graphic">
      <style:paragraph-properties fo:margin-left="0cm" fo:margin-right="0cm" fo:margin-top="0.746cm" fo:margin-bottom="0cm" fo:text-indent="0cm" style:text-autospace="none">
        <style:tab-stops>
          <style:tab-stop style:position="4.411cm"/>
        </style:tab-stops>
      </style:paragraph-properties>
      <style:text-properties fo:font-family="Arial" style:font-family-generic="swiss" style:font-pitch="variable" fo:language="en" fo:country="US" fo:font-weight="bold" style:font-family-asian="Arial" style:font-family-generic-asian="swiss" style:font-pitch-asian="variable" style:font-weight-asian="bold" style:font-weight-complex="bold"/>
    </style:style>
    <style:style style:name="Heading_20_3" style:display-name="Heading 3" style:family="graphic">
      <style:paragraph-properties fo:margin-left="0cm" fo:margin-right="0cm" fo:margin-top="0.374cm" fo:margin-bottom="0cm" fo:text-indent="0cm" style:text-autospace="none">
        <style:tab-stops>
          <style:tab-stop style:position="4.411cm"/>
        </style:tab-stops>
      </style:paragraph-properties>
      <style:text-properties fo:font-family="Arial" style:font-family-generic="swiss" style:font-pitch="variable" fo:language="en" fo:country="US" fo:font-style="italic" fo:font-weight="normal" style:font-family-asian="Arial" style:font-family-generic-asian="swiss" style:font-pitch-asian="variable" style:font-style-asian="italic" style:font-weight-asian="normal" style:font-style-complex="italic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i-Matti Määttä</meta:initial-creator>
    <meta:creation-date>2012-11-28T13:12:40.97</meta:creation-date>
    <meta:editing-duration>PT3H33M32S</meta:editing-duration>
    <meta:editing-cycles>115</meta:editing-cycles>
    <dc:date>2013-04-23T18:51:50.65</dc:date>
    <meta:generator>LibreOffice/3.6$Windows_x86 LibreOffice_project/da8c1e6-fd468f4-454e206-f42a4a9-143cfd</meta:generator>
    <meta:document-statistic meta:object-count="36"/>
  </office:meta>
</office:document-meta>
</file>